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502cm" table:align="margins"/>
    </style:style>
    <style:style style:name="Таблица1.A" style:family="table-column">
      <style:table-column-properties style:column-width="6.694cm" style:rel-column-width="3795*"/>
    </style:style>
    <style:style style:name="Таблица1.B" style:family="table-column">
      <style:table-column-properties style:column-width="12.808cm" style:rel-column-width="7261*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834cm"/>
    </style:style>
    <style:style style:name="Таблица1.3" style:family="table-row">
      <style:table-row-properties style:min-row-height="0.794cm"/>
    </style:style>
    <style:style style:name="Таблица1.4" style:family="table-row">
      <style:table-row-properties style:min-row-height="0.9cm"/>
    </style:style>
    <style:style style:name="Таблица1.6" style:family="table-row">
      <style:table-row-properties style:min-row-height="0.82cm"/>
    </style:style>
    <style:style style:name="Таблица2" style:family="table">
      <style:table-properties style:width="19.502cm" table:align="margins"/>
    </style:style>
    <style:style style:name="Таблица2.A" style:family="table-column">
      <style:table-column-properties style:column-width="3.251cm" style:rel-column-width="10922*"/>
    </style:style>
    <style:style style:name="Таблица2.1" style:family="table-row">
      <style:table-row-properties style:min-row-height="0.9cm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0.794cm"/>
    </style:style>
    <style:style style:name="Таблица2.4" style:family="table-row">
      <style:table-row-properties style:min-row-height="0.834cm"/>
    </style:style>
    <style:style style:name="Таблица3" style:family="table">
      <style:table-properties style:width="19.502cm" table:align="margins"/>
    </style:style>
    <style:style style:name="Таблица3.A" style:family="table-column">
      <style:table-column-properties style:column-width="5.794cm" style:rel-column-width="3285*"/>
    </style:style>
    <style:style style:name="Таблица3.B" style:family="table-column">
      <style:table-column-properties style:column-width="13.707cm" style:rel-column-width="7771*"/>
    </style:style>
    <style:style style:name="Таблица3.1" style:family="table-row">
      <style:table-row-properties style:min-row-height="1.296cm"/>
    </style:style>
    <style:style style:name="Таблица3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99d1f" officeooo:paragraph-rsid="00199d1f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c8612" officeooo:paragraph-rsid="001c8612" style:font-size-asian="14pt" style:font-size-complex="14pt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4pt" fo:language="uk" fo:country="UA" officeooo:rsid="001c8612" officeooo:paragraph-rsid="001c8612" style:font-size-asian="14pt" style:font-size-complex="14pt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4pt" fo:language="uk" fo:country="UA" officeooo:rsid="001c8612" officeooo:paragraph-rsid="0035bd1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dc81e" officeooo:paragraph-rsid="001dc81e" style:font-size-asian="14pt" style:font-size-complex="14pt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4pt" fo:language="uk" fo:country="UA" officeooo:rsid="001dc81e" officeooo:paragraph-rsid="001dc81e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ecbaa" officeooo:paragraph-rsid="001ecbaa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ecbaa" officeooo:paragraph-rsid="0035bd1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ef69a" officeooo:paragraph-rsid="001ef69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ef69a" officeooo:paragraph-rsid="003524a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efea9" officeooo:paragraph-rsid="001efea9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f6fb9" officeooo:paragraph-rsid="001f6fb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f6fb9" officeooo:paragraph-rsid="0035bd16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f7a4b" officeooo:paragraph-rsid="00213e2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13e23" officeooo:paragraph-rsid="00213e23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31fe9" officeooo:paragraph-rsid="00231fe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75e09" officeooo:paragraph-rsid="00275e09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75e09" officeooo:paragraph-rsid="0027bd20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75e09" officeooo:paragraph-rsid="002c62bd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75e09" officeooo:paragraph-rsid="0037a48f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c62bd" officeooo:paragraph-rsid="002c62bd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c62bd" officeooo:paragraph-rsid="002dd347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dd347" officeooo:paragraph-rsid="002dd34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2c62bd" officeooo:paragraph-rsid="002dd34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3356e2" officeooo:paragraph-rsid="003356e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231fe9" officeooo:paragraph-rsid="00231fe9" fo:background-color="#ffff0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3356e2" officeooo:paragraph-rsid="003356e2" fo:background-color="#ffff0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34e47e" officeooo:paragraph-rsid="0034e47e" fo:background-color="#ffff0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3356e2" officeooo:paragraph-rsid="003356e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34e47e" officeooo:paragraph-rsid="0034e47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dc81e" officeooo:paragraph-rsid="001dc81e" fo:background-color="#ffff00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31fe9" officeooo:paragraph-rsid="00231fe9" fo:background-color="#ffff00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ecbaa" officeooo:paragraph-rsid="001ecbaa" fo:background-color="#add8e6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ef69a" officeooo:paragraph-rsid="003524a8" fo:background-color="#add8e6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efea9" officeooo:paragraph-rsid="001efea9" fo:background-color="#add8e6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31fe9" officeooo:paragraph-rsid="00231fe9" fo:background-color="#add8e6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275e09" officeooo:paragraph-rsid="00275e09" fo:background-color="#add8e6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8612" officeooo:paragraph-rsid="001c861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rsid="001ecbaa" officeooo:paragraph-rsid="001ecbaa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style="normal" fo:font-weight="bold" officeooo:rsid="001ecbaa" officeooo:paragraph-rsid="001ecbaa" fo:background-color="#ffff00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20pt" fo:language="uk" fo:country="UA" fo:font-weight="bold" officeooo:rsid="0034e929" officeooo:paragraph-rsid="0034e929" style:font-size-asian="20pt" style:font-weight-asian="bold" style:font-size-complex="20pt" style:font-weight-complex="bold"/>
    </style:style>
    <style:style style:name="P42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20pt" fo:language="uk" fo:country="UA" fo:font-weight="bold" officeooo:rsid="003524a8" officeooo:paragraph-rsid="003524a8" fo:background-color="#eee8aa" style:font-size-asian="20pt" style:font-weight-asian="bold" style:font-size-complex="20pt" style:font-weight-complex="bold"/>
    </style:style>
    <style:style style:name="P4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20pt" fo:font-weight="bold" officeooo:rsid="003524a8" officeooo:paragraph-rsid="003524a8" style:font-size-asian="20pt" style:font-weight-asian="bold" style:font-size-complex="20pt" style:font-weight-complex="bold"/>
    </style:style>
    <style:style style:name="P44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20pt" officeooo:rsid="00199d1f" officeooo:paragraph-rsid="00199d1f" fo:background-color="#eee8aa" style:font-size-asian="20pt" style:font-size-complex="20pt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fo:font-weight="bold" officeooo:rsid="001af26d" officeooo:paragraph-rsid="001af26d" fo:background-color="transparent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4pt" fo:font-weight="bold" officeooo:rsid="001af26d" officeooo:paragraph-rsid="001af26d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fo:font-size="14pt" fo:language="uk" fo:country="UA" officeooo:rsid="003524a8" officeooo:paragraph-rsid="003524a8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af26d" officeooo:paragraph-rsid="001af26d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Times New Roman" fo:font-size="14pt" fo:font-weight="bold" officeooo:rsid="001af26d" officeooo:paragraph-rsid="001af26d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margin-top="0.101cm" fo:margin-bottom="0.101cm" style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54" style:family="paragraph" style:parent-style-name="Table_20_Contents">
      <style:paragraph-properties fo:margin-top="0.101cm" fo:margin-bottom="0.101cm" style:contextual-spacing="false" fo:line-height="100%" fo:text-align="justify" style:justify-single-word="false"/>
      <style:text-properties style:font-name="Times New Roman" fo:font-size="12pt" officeooo:paragraph-rsid="00242384" style:font-size-asian="12pt" style:font-size-complex="12pt"/>
    </style:style>
    <style:style style:name="P55" style:family="paragraph" style:parent-style-name="Table_20_Contents">
      <style:paragraph-properties fo:margin-top="0.101cm" fo:margin-bottom="0.101cm" style:contextual-spacing="false" fo:line-height="100%" fo:text-align="justify" style:justify-single-word="false"/>
      <style:text-properties style:font-name="Times New Roman" fo:font-size="12pt" officeooo:paragraph-rsid="00257abd" style:font-size-asian="12pt" style:font-size-complex="12pt"/>
    </style:style>
    <style:style style:name="P56" style:family="paragraph" style:parent-style-name="Table_20_Contents">
      <style:paragraph-properties fo:margin-top="0.101cm" fo:margin-bottom="0.101cm" style:contextual-spacing="false" fo:line-height="100%" fo:text-align="justify" style:justify-single-word="false"/>
      <style:text-properties style:font-name="Times New Roman" fo:font-size="12pt" fo:language="uk" fo:country="UA" officeooo:rsid="00242384" officeooo:paragraph-rsid="00242384" style:font-size-asian="12pt" style:font-size-complex="12pt"/>
    </style:style>
    <style:style style:name="P57" style:family="paragraph" style:parent-style-name="Table_20_Contents">
      <style:paragraph-properties fo:margin-top="0.101cm" fo:margin-bottom="0.101cm" style:contextual-spacing="false" fo:line-height="100%" fo:text-align="justify" style:justify-single-word="false"/>
      <style:text-properties style:font-name="Times New Roman" fo:font-size="12pt" fo:language="uk" fo:country="UA" officeooo:rsid="00257abd" officeooo:paragraph-rsid="00257abd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fo:font-weight="bold" officeooo:rsid="00257abd" officeooo:paragraph-rsid="00257abd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fo:font-weight="bold" officeooo:rsid="00242384" officeooo:paragraph-rsid="00242384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margin-top="0cm" fo:margin-bottom="0cm" style:contextual-spacing="false" style:writing-mode="lr-tb"/>
      <style:text-properties officeooo:paragraph-rsid="00296ca4"/>
    </style:style>
    <style:style style:name="P61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officeooo:paragraph-rsid="00296ca4" style:font-size-asian="14pt" style:font-size-complex="14pt"/>
    </style:style>
    <style:style style:name="P62" style:family="paragraph" style:parent-style-name="Text_20_body">
      <style:paragraph-properties fo:margin-top="0cm" fo:margin-bottom="0cm" style:contextual-spacing="false" fo:text-align="justify" style:justify-single-word="false" style:writing-mode="lr-tb"/>
      <style:text-properties style:font-name="Times New Roman" fo:font-size="14pt" officeooo:paragraph-rsid="00296ca4" style:font-size-asian="14pt" style:font-size-complex="14pt"/>
    </style:style>
    <style:style style:name="P63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officeooo:paragraph-rsid="002f1ad2" style:font-size-asian="14pt" style:font-size-complex="14pt"/>
    </style:style>
    <style:style style:name="P64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style:font-size-asian="14pt" style:font-size-complex="14pt"/>
    </style:style>
    <style:style style:name="P65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officeooo:rsid="00307aed" officeooo:paragraph-rsid="00307aed" style:font-size-asian="14pt" style:font-size-complex="14pt"/>
    </style:style>
    <style:style style:name="P66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officeooo:paragraph-rsid="0030db23" style:font-size-asian="14pt" style:font-size-complex="14pt"/>
    </style:style>
    <style:style style:name="P67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68" style:family="paragraph" style:parent-style-name="Text_20_body" style:list-style-name="L1">
      <style:paragraph-properties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69" style:family="paragraph" style:parent-style-name="Text_20_body" style:list-style-name="L15">
      <style:paragraph-properties fo:margin-top="0cm" fo:margin-bottom="0cm" style:contextual-spacing="false"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70" style:family="paragraph" style:parent-style-name="Text_20_body" style:list-style-name="L15">
      <style:paragraph-properties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71" style:family="paragraph" style:parent-style-name="Text_20_body" style:list-style-name="L16">
      <style:paragraph-properties fo:margin-top="0cm" fo:margin-bottom="0cm" style:contextual-spacing="false"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72" style:family="paragraph" style:parent-style-name="Text_20_body" style:list-style-name="L16">
      <style:paragraph-properties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73" style:family="paragraph" style:parent-style-name="Text_20_body" style:list-style-name="L17">
      <style:paragraph-properties fo:margin-top="0cm" fo:margin-bottom="0cm" style:contextual-spacing="false"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74" style:family="paragraph" style:parent-style-name="Text_20_body" style:list-style-name="L17">
      <style:paragraph-properties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75" style:family="paragraph" style:parent-style-name="Text_20_body" style:list-style-name="L18">
      <style:paragraph-properties fo:margin-top="0cm" fo:margin-bottom="0cm" style:contextual-spacing="false"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76" style:family="paragraph" style:parent-style-name="Text_20_body" style:list-style-name="L18">
      <style:paragraph-properties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77" style:family="paragraph" style:parent-style-name="Text_20_body" style:list-style-name="L19">
      <style:paragraph-properties fo:margin-top="0cm" fo:margin-bottom="0cm" style:contextual-spacing="false" fo:padding="0.049cm" fo:border="0.06pt solid #e3e3e3"/>
      <style:text-properties style:font-name="Times New Roman" fo:font-size="14pt" officeooo:paragraph-rsid="0035bd16" style:font-size-asian="14pt" style:font-size-complex="14pt"/>
    </style:style>
    <style:style style:name="P78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fo:font-weight="bold" officeooo:rsid="002aac7b" officeooo:paragraph-rsid="002aac7b" fo:background-color="#add8e6" style:font-size-asian="14pt" style:font-weight-asian="bold" style:font-size-complex="14pt" style:font-weight-complex="bold"/>
    </style:style>
    <style:style style:name="P79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fo:font-weight="bold" officeooo:rsid="00307aed" officeooo:paragraph-rsid="00307aed" fo:background-color="#ffff00" style:font-size-asian="14pt" style:font-weight-asian="bold" style:font-size-complex="14pt" style:font-weight-complex="bold"/>
    </style:style>
    <style:style style:name="P80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fo:font-weight="bold" officeooo:rsid="0030db23" officeooo:paragraph-rsid="0030db23" fo:background-color="#ffff00" style:font-size-asian="14pt" style:font-weight-asian="bold" style:font-size-complex="14pt" style:font-weight-complex="bold"/>
    </style:style>
    <style:style style:name="P81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fo:language="uk" fo:country="UA" officeooo:paragraph-rsid="0030db23" style:font-size-asian="14pt" style:font-size-complex="14pt"/>
    </style:style>
    <style:style style:name="P82" style:family="paragraph" style:parent-style-name="Text_20_body" style:list-style-name="L19">
      <style:paragraph-properties fo:text-align="justify" style:justify-single-word="false" fo:padding="0.049cm" fo:border="0.06pt solid #e3e3e3"/>
      <style:text-properties style:font-name="Times New Roman" fo:font-size="14pt" fo:language="uk" fo:country="UA" officeooo:rsid="001f6fb9" officeooo:paragraph-rsid="0035bd16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fo:language="uk" fo:country="UA" fo:font-weight="bold" officeooo:paragraph-rsid="0030db23" style:font-size-asian="14pt" style:font-weight-asian="bold" style:font-size-complex="14pt" style:font-weight-complex="bold"/>
    </style:style>
    <style:style style:name="P84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fo:language="uk" fo:country="UA" fo:font-weight="bold" officeooo:rsid="0031e3d8" officeooo:paragraph-rsid="0031e3d8" style:font-size-asian="14pt" style:font-weight-asian="bold" style:font-size-complex="14pt" style:font-weight-complex="bold"/>
    </style:style>
    <style:style style:name="P85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fo:language="uk" fo:country="UA" fo:font-weight="bold" officeooo:rsid="0031e3d8" officeooo:paragraph-rsid="0031e3d8" fo:background-color="#ffff00" style:font-size-asian="14pt" style:font-weight-asian="bold" style:font-size-complex="14pt" style:font-weight-complex="bold"/>
    </style:style>
    <style:style style:name="P86" style:family="paragraph" style:parent-style-name="Text_20_body">
      <style:paragraph-properties fo:margin-top="0cm" fo:margin-bottom="0cm" style:contextual-spacing="false" style:writing-mode="lr-tb"/>
      <style:text-properties style:font-name="Times New Roman" fo:font-size="14pt" fo:background-color="#ffff00" style:font-size-asian="14pt" style:font-size-complex="14pt"/>
    </style:style>
    <style:style style:name="P87" style:family="paragraph" style:parent-style-name="Text_20_body">
      <style:paragraph-properties fo:margin-top="0cm" fo:margin-bottom="0cm" style:contextual-spacing="false" fo:text-align="justify" style:justify-single-word="false" style:writing-mode="lr-tb"/>
    </style:style>
    <style:style style:name="P88" style:family="paragraph" style:parent-style-name="Text_20_body">
      <style:paragraph-properties fo:text-align="justify" style:justify-single-word="false"/>
      <style:text-properties officeooo:paragraph-rsid="001dc81e"/>
    </style:style>
    <style:style style:name="P89" style:family="paragraph" style:parent-style-name="Text_20_body">
      <style:paragraph-properties fo:padding="0.049cm" fo:border="0.06pt solid #e3e3e3"/>
    </style:style>
    <style:style style:name="P90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91" style:family="paragraph" style:parent-style-name="Text_20_body" style:list-style-name="L1">
      <style:paragraph-properties fo:padding="0.049cm" fo:border="0.06pt solid #e3e3e3"/>
    </style:style>
    <style:style style:name="P92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93" style:family="paragraph" style:parent-style-name="Text_20_body" style:list-style-name="L2">
      <style:paragraph-properties fo:padding="0.049cm" fo:border="0.06pt solid #e3e3e3"/>
    </style:style>
    <style:style style:name="P94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95" style:family="paragraph" style:parent-style-name="Text_20_body" style:list-style-name="L3">
      <style:paragraph-properties fo:padding="0.049cm" fo:border="0.06pt solid #e3e3e3"/>
    </style:style>
    <style:style style:name="P96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97" style:family="paragraph" style:parent-style-name="Text_20_body" style:list-style-name="L4">
      <style:paragraph-properties fo:padding="0.049cm" fo:border="0.06pt solid #e3e3e3"/>
    </style:style>
    <style:style style:name="P98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99" style:family="paragraph" style:parent-style-name="Text_20_body" style:list-style-name="L5">
      <style:paragraph-properties fo:padding="0.049cm" fo:border="0.06pt solid #e3e3e3"/>
    </style:style>
    <style:style style:name="P100" style:family="paragraph" style:parent-style-name="Text_20_body" style:list-style-name="L6">
      <style:paragraph-properties fo:margin-top="0cm" fo:margin-bottom="0cm" style:contextual-spacing="false" fo:padding="0.049cm" fo:border="0.06pt solid #e3e3e3"/>
    </style:style>
    <style:style style:name="P101" style:family="paragraph" style:parent-style-name="Text_20_body" style:list-style-name="L6">
      <style:paragraph-properties fo:padding="0.049cm" fo:border="0.06pt solid #e3e3e3"/>
    </style:style>
    <style:style style:name="P102" style:family="paragraph" style:parent-style-name="Text_20_body" style:list-style-name="L7">
      <style:paragraph-properties fo:margin-top="0cm" fo:margin-bottom="0cm" style:contextual-spacing="false" fo:padding="0.049cm" fo:border="0.06pt solid #e3e3e3"/>
    </style:style>
    <style:style style:name="P103" style:family="paragraph" style:parent-style-name="Text_20_body" style:list-style-name="L8">
      <style:paragraph-properties fo:padding="0.049cm" fo:border="0.06pt solid #e3e3e3"/>
    </style:style>
    <style:style style:name="P104" style:family="paragraph" style:parent-style-name="Text_20_body" style:list-style-name="L9">
      <style:paragraph-properties fo:padding="0.049cm" fo:border="0.06pt solid #e3e3e3"/>
    </style:style>
    <style:style style:name="P105" style:family="paragraph" style:parent-style-name="Text_20_body" style:list-style-name="L10">
      <style:paragraph-properties fo:padding="0.049cm" fo:border="0.06pt solid #e3e3e3"/>
    </style:style>
    <style:style style:name="P106" style:family="paragraph" style:parent-style-name="Text_20_body" style:list-style-name="L11">
      <style:paragraph-properties fo:padding="0.049cm" fo:border="0.06pt solid #e3e3e3"/>
    </style:style>
    <style:style style:name="P107" style:family="paragraph" style:parent-style-name="Text_20_body" style:list-style-name="L12">
      <style:paragraph-properties fo:padding="0.049cm" fo:border="0.06pt solid #e3e3e3"/>
    </style:style>
    <style:style style:name="P108" style:family="paragraph" style:parent-style-name="Text_20_body" style:list-style-name="L13">
      <style:paragraph-properties fo:padding="0.049cm" fo:border="0.06pt solid #e3e3e3"/>
    </style:style>
    <style:style style:name="P109" style:family="paragraph" style:parent-style-name="Text_20_body" style:list-style-name="L14">
      <style:paragraph-properties fo:padding="0.049cm" fo:border="0.06pt solid #e3e3e3"/>
    </style:style>
    <style:style style:name="P110" style:family="paragraph" style:parent-style-name="Text_20_body">
      <style:paragraph-properties fo:padding="0.049cm" fo:border="0.06pt solid #e3e3e3"/>
      <style:text-properties officeooo:paragraph-rsid="0035bd16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242384"/>
    </style:style>
    <style:style style:name="T3" style:family="text">
      <style:text-properties fo:language="uk" fo:country="UA" officeooo:rsid="00257abd"/>
    </style:style>
    <style:style style:name="T4" style:family="text">
      <style:text-properties fo:language="uk" fo:country="UA" officeooo:rsid="00296ca4"/>
    </style:style>
    <style:style style:name="T5" style:family="text">
      <style:text-properties fo:language="uk" fo:country="UA" officeooo:rsid="00275e09" fo:background-color="transparent" loext:char-shading-value="0"/>
    </style:style>
    <style:style style:name="T6" style:family="text">
      <style:text-properties fo:language="uk" fo:country="UA" officeooo:rsid="00307aed"/>
    </style:style>
    <style:style style:name="T7" style:family="text">
      <style:text-properties fo:language="uk" fo:country="UA" officeooo:rsid="0035bd16" loext:padding="0.049cm" loext:border="0.06pt solid #e3e3e3"/>
    </style:style>
    <style:style style:name="T8" style:family="text"/>
    <style:style style:name="T9" style:family="text">
      <style:text-properties officeooo:rsid="001efea9"/>
    </style:style>
    <style:style style:name="T10" style:family="text">
      <style:text-properties officeooo:rsid="001f6fb9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f7a4b" fo:background-color="transparent" loext:char-shading-value="0"/>
    </style:style>
    <style:style style:name="T13" style:family="text">
      <style:text-properties officeooo:rsid="00231fe9" fo:background-color="transparent" loext:char-shading-value="0"/>
    </style:style>
    <style:style style:name="T14" style:family="text">
      <style:text-properties officeooo:rsid="00233fdc" fo:background-color="transparent" loext:char-shading-value="0"/>
    </style:style>
    <style:style style:name="T15" style:family="text">
      <style:text-properties officeooo:rsid="0027bd20" fo:background-color="transparent" loext:char-shading-value="0"/>
    </style:style>
    <style:style style:name="T16" style:family="text">
      <style:text-properties officeooo:rsid="002b85d1" fo:background-color="transparent" loext:char-shading-value="0"/>
    </style:style>
    <style:style style:name="T17" style:family="text">
      <style:text-properties officeooo:rsid="002c62bd" fo:background-color="transparent" loext:char-shading-value="0"/>
    </style:style>
    <style:style style:name="T18" style:family="text">
      <style:text-properties officeooo:rsid="0035bd16" fo:background-color="transparent" loext:char-shading-value="0"/>
    </style:style>
    <style:style style:name="T19" style:family="text">
      <style:text-properties style:font-name="Times New Roman" fo:font-size="14pt" fo:language="uk" fo:country="UA" style:font-size-asian="14pt" style:font-size-complex="14pt"/>
    </style:style>
    <style:style style:name="T20" style:family="text">
      <style:text-properties style:font-name="Times New Roman" fo:font-size="14pt" fo:language="uk" fo:country="UA" officeooo:rsid="0031e3d8" style:font-size-asian="14pt" style:font-size-complex="14pt"/>
    </style:style>
    <style:style style:name="T21" style:family="text">
      <style:text-properties style:font-name="Times New Roman" fo:font-size="14pt" fo:language="uk" fo:country="UA" officeooo:rsid="001dc81e" style:font-size-asian="14pt" style:font-size-complex="14pt" loext:padding="0.049cm" loext:border="0.06pt solid #e3e3e3"/>
    </style:style>
    <style:style style:name="T22" style:family="text">
      <style:text-properties style:font-name="Times New Roman" fo:font-size="14pt" fo:language="uk" fo:country="UA" officeooo:rsid="00275e09" fo:background-color="transparent" loext:char-shading-value="0" style:font-size-asian="14pt" style:font-size-complex="14pt"/>
    </style:style>
    <style:style style:name="T23" style:family="text">
      <style:text-properties style:font-name="Times New Roman" fo:font-size="14pt" style:font-size-asian="14pt" style:font-size-complex="14pt" loext:padding="0.049cm" loext:border="0.06pt solid #e3e3e3"/>
    </style:style>
    <style:style style:name="T24" style:family="text">
      <style:text-properties style:font-name="Times New Roman" loext:padding="0.049cm" loext:border="0.06pt solid #e3e3e3"/>
    </style:style>
    <style:style style:name="T25" style:family="text">
      <style:text-properties officeooo:rsid="002aac7b"/>
    </style:style>
    <style:style style:name="T26" style:family="text">
      <style:text-properties officeooo:rsid="002dd347"/>
    </style:style>
    <style:style style:name="T27" style:family="text">
      <style:text-properties officeooo:rsid="0030db23"/>
    </style:style>
    <style:style style:name="T28" style:family="text">
      <style:text-properties loext:padding="0.049cm" loext:border="0.06pt solid #e3e3e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3524a8" style:font-weight-asian="bold" style:font-weight-complex="bold"/>
    </style:style>
    <style:style style:name="T31" style:family="text">
      <style:text-properties fo:font-weight="bold" officeooo:rsid="003524a8" fo:background-color="#fffff0" loext:char-shading-value="0" style:font-weight-asian="bold" style:font-weight-complex="bold"/>
    </style:style>
    <style:style style:name="T32" style:family="text">
      <style:text-properties fo:font-weight="bold" officeooo:rsid="003524a8" fo:background-color="#ffffff" loext:char-shading-value="0" style:font-weight-asian="bold" style:font-weight-complex="bold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size="20pt" fo:font-weight="bold" officeooo:rsid="003524a8" fo:background-color="#eee8aa" loext:char-shading-value="0" style:font-size-asian="20pt" style:font-weight-asian="bold" style:font-size-complex="20pt" style:font-weight-complex="bold"/>
    </style:style>
    <style:style style:name="T35" style:family="text">
      <style:text-properties fo:font-size="20pt" fo:font-weight="bold" officeooo:rsid="003524a8" fo:background-color="#ffffff" loext:char-shading-value="0" style:font-size-asian="20pt" style:font-weight-asian="bold" style:font-size-complex="20pt" style:font-weight-complex="bold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37a48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Тест план <text:s/>для</text:p>
      <text:p text:style-name="P43"><text:span text:style-name="T1">головної сторінки <text:s/>веб сайту</text:span></text:p>
      <text:p text:style-name="P42"><text:s/>www.ukrposhta.ua</text:p>
      <text:p text:style-name="P44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TableLine3108038770960">
          <table:table-cell table:style-name="Таблица1.A1" table:number-columns-spanned="2" office:value-type="string">
            <text:p text:style-name="P47">Загальна інформація</text:p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48">Замовник</text:p>
          </table:table-cell>
          <table:table-cell table:style-name="Таблица1.A1" office:value-type="string">
            <text:p text:style-name="P46"/>
          </table:table-cell>
        </table:table-row>
        <table:table-row table:style-name="Таблица1.3">
          <table:table-cell table:style-name="Таблица1.A1" office:value-type="string">
            <text:p text:style-name="P48">Стрворено <text:span text:style-name="T1">(автор)</text:span></text:p>
          </table:table-cell>
          <table:table-cell table:style-name="Таблица1.A1" office:value-type="string">
            <text:p text:style-name="P49">Ткач Тетяна Миколаївна</text:p>
          </table:table-cell>
        </table:table-row>
        <table:table-row table:style-name="Таблица1.4">
          <table:table-cell table:style-name="Таблица1.A1" office:value-type="string">
            <text:p text:style-name="P48">Дата підготовки</text:p>
          </table:table-cell>
          <table:table-cell table:style-name="Таблица1.A1" office:value-type="string">
            <text:p text:style-name="P49">31.03.2024</text:p>
          </table:table-cell>
        </table:table-row>
        <table:table-row table:style-name="Таблица1.3">
          <table:table-cell table:style-name="Таблица1.A1" office:value-type="string">
            <text:p text:style-name="P48">Версія</text:p>
          </table:table-cell>
          <table:table-cell table:style-name="Таблица1.A1" office:value-type="string">
            <text:p text:style-name="P46"/>
          </table:table-cell>
        </table:table-row>
        <table:table-row table:style-name="Таблица1.6">
          <table:table-cell table:style-name="Таблица1.A1" office:value-type="string">
            <text:p text:style-name="P48">Статус</text:p>
          </table:table-cell>
          <table:table-cell table:style-name="Таблица1.A1" office:value-type="string">
            <text:p text:style-name="P45"/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 table:number-columns-repeated="6"/>
        <table:table-row table:style-name="Таблица2.1">
          <table:table-cell table:style-name="Таблица2.A1" table:number-columns-spanned="6" office:value-type="string">
            <text:p text:style-name="P51">Лист реєстрації внесених змі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1" office:value-type="string">
            <text:p text:style-name="P51">Версія</text:p>
          </table:table-cell>
          <table:table-cell table:style-name="Таблица2.A1" office:value-type="string">
            <text:p text:style-name="P51">Опис</text:p>
          </table:table-cell>
          <table:table-cell table:style-name="Таблица2.A1" office:value-type="string">
            <text:p text:style-name="P51">Автор</text:p>
          </table:table-cell>
          <table:table-cell table:style-name="Таблица2.A1" office:value-type="string">
            <text:p text:style-name="P51">Дата</text:p>
          </table:table-cell>
          <table:table-cell table:style-name="Таблица2.A1" table:number-columns-spanned="2" office:value-type="string">
            <text:p text:style-name="P50">Затверджено</text:p>
          </table:table-cell>
          <table:covered-table-cell/>
        </table:table-row>
        <table:table-row table:style-name="TableLine3108038774992"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0">Автор</text:p>
          </table:table-cell>
          <table:table-cell table:style-name="Таблица2.A1" office:value-type="string">
            <text:p text:style-name="P50">Дата</text:p>
          </table:table-cell>
        </table:table-row>
        <table:table-row table:style-name="Таблица2.4"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2"/>
          </table:table-cell>
          <table:table-cell table:style-name="Таблица2.A1" office:value-type="string">
            <text:p text:style-name="P5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8">Зміст</text:p>
      <text:p text:style-name="P2"/>
      <text:p text:style-name="P2"/>
      <text:p text:style-name="P3">1.Вступ</text:p>
      <text:p text:style-name="P3">1.1. Загальна інформація</text:p>
      <text:p text:style-name="P3">1.2. Мета</text:p>
      <text:p text:style-name="P3">2. Об’єм проекту</text:p>
      <text:p text:style-name="P4">2.1. <text:span text:style-name="T9">Сфера</text:span> застосування веб-порталу <text:span text:style-name="T32">www.ukrposhta.ua</text:span></text:p>
      <text:p text:style-name="P3">3. План роботи</text:p>
      <text:p text:style-name="P3">4. План та стратегія тестування</text:p>
      <text:p text:style-name="P3">4.1. Функціональне тестування</text:p>
      <text:p text:style-name="P3">4.2. Тестова процедура</text:p>
      <text:p text:style-name="P3">4.3. Баг репорт<text:span text:style-name="T25">и</text:span></text:p>
      <text:p text:style-name="P3">5. Критерії якості</text:p>
      <text:p text:style-name="P3">6. Ризики процесу тестування</text:p>
      <text:p text:style-name="P3">7. Очікування команди тестувальників</text:p>
      <text:p text:style-name="P3">8. Обов’язки членів випробувальної групи</text:p>
      <text:p text:style-name="P6">9.Практичні результати</text:p>
      <text:p text:style-name="P6"/>
      <text:p text:style-name="P5"/>
      <text:p text:style-name="P5"/>
      <text:p text:style-name="P5"/>
      <text:p text:style-name="P88"><text:span text:style-name="Strong_20_Emphasis"><text:span text:style-name="T21">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><text:soft-page-break/></text:p>
      <text:p text:style-name="P40">1. Вступ</text:p>
      <text:p text:style-name="P39"/>
      <text:p text:style-name="P33">1.1. Загальна інформація</text:p>
      <text:p text:style-name="P7"/>
      <text:p text:style-name="P7"><text:tab/>Цей документ описує методи та процедури, які <text:span text:style-name="T10">будуть використані</text:span><text:line-break/>командою у процесі функціонального тестування веб- та мобільних додатків.<text:line-break/>Призначений для використання як посібник під час тестових робіт. У ньому описано процедуру процесу тестування. План тестування призначений для керівників проектів, розробників продукту, та інженерів з якості.</text:p>
      <text:p text:style-name="P8"><text:line-break/><text:tab/>Метою тестування є перевірка функцій і особливостей програмного забезпечення.<text:line-break/>Продукт, розроблений для веб-браузерів (Chrome, Firefox, Safari, Edge) і сучасних<text:line-break/>пристроїв Android та iOS.</text:p>
      <text:p text:style-name="P7"/>
      <text:p text:style-name="P7"/>
      <text:p text:style-name="P34">1.2. Мета</text:p>
      <text:p text:style-name="P10"/>
      <text:p text:style-name="P10"><text:tab/>Перевірити функціональність, коректність відображення і зручність використання головної сторінки веб-сайту<text:span text:style-name="T30"> www.ukrposhta.ua.</text:span></text:p>
      <text:p text:style-name="P9"><text:tab/><text:line-break/><text:tab/>Результати виконання тестування будуть надіслані замовнику у вигляді звітів. </text:p>
      <text:p text:style-name="P9"/>
      <text:p text:style-name="P9"/>
      <text:p text:style-name="P35">2. Об’єм проекту</text:p>
      <text:p text:style-name="P11"/>
      <text:p text:style-name="P13">2.1. Сфера дії веб-порталу тестування <text:span text:style-name="T31"><text:s/>www.ukrposhta.ua</text:span><text:span text:style-name="T11"> входить до сфери застосування цього плану тестування. Компоненти і функції, які будуть перевірені:</text:span></text:p>
      <text:p text:style-name="P110"><text:span text:style-name="Strong_20_Emphasis"><text:span text:style-name="T7">-</text:span></text:span><text:span text:style-name="Strong_20_Emphasis"><text:span text:style-name="T23">Відображення:</text:span></text:span></text:p>
      <text:list xml:id="list811783382" text:style-name="L1">
        <text:list-item>
          <text:p text:style-name="P67">Переконатися, що головна сторінка відображається коректно в різних веб-браузерах (Chrome, Firefox, Safari, Edge).</text:p>
        </text:list-item>
        <text:list-item>
          <text:p text:style-name="P68">Перевірити адаптивність: переглянути відображення на різних пристроях (комп'ютер, планшет, мобільний телефон) з різними роздільними здатностями екранів.</text:p>
        </text:list-item>
      </text:list>
      <text:p text:style-name="P110"><text:span text:style-name="Strong_20_Emphasis"><text:span text:style-name="T23">-Навігація:</text:span></text:span></text:p>
      <text:list xml:id="list2562281752" text:style-name="L15">
        <text:list-item>
          <text:p text:style-name="P69">Перевірити роботу головного меню: всі посилання ведуть на відповідні сторінки.</text:p>
        </text:list-item>
        <text:list-item>
          <text:p text:style-name="P70">Перевірити наявність пошукового поля та його функціональність.</text:p>
        </text:list-item>
      </text:list>
      <text:p text:style-name="P110"><text:span text:style-name="Strong_20_Emphasis"><text:span text:style-name="T23">- Контент:</text:span></text:span></text:p>
      <text:list xml:id="list716920961" text:style-name="L16">
        <text:list-item>
          <text:p text:style-name="P71">Перевірити наявність основної інформації про компанію/продукт/послуги на головній сторінці.</text:p>
        </text:list-item>
        <text:list-item>
          <text:p text:style-name="P72">Перевірити відповідність контенту заявленій тематиці та актуальність інформації.</text:p>
        </text:list-item>
      </text:list>
      <text:p text:style-name="P110"><text:soft-page-break/><text:span text:style-name="Strong_20_Emphasis"><text:span text:style-name="T23">-Функціональність:</text:span></text:span></text:p>
      <text:list xml:id="list4095882621" text:style-name="L17">
        <text:list-item>
          <text:p text:style-name="P73">Перевірити роботу всіх інтерактивних елементів на сторінці (кнопки, посилання, слайдери тощо).</text:p>
        </text:list-item>
        <text:list-item>
          <text:p text:style-name="P73">Перевірити можливість підписки на розсилку/новини, якщо така функція доступна.</text:p>
        </text:list-item>
        <text:list-item>
          <text:p text:style-name="P74">Перевірити наявність соціальних медіа-посилань та їх коректну роботу.</text:p>
        </text:list-item>
      </text:list>
      <text:p text:style-name="P110"><text:span text:style-name="Strong_20_Emphasis"><text:span text:style-name="T23">-Продуктивність:</text:span></text:span></text:p>
      <text:list xml:id="list872932551" text:style-name="L18">
        <text:list-item>
          <text:p text:style-name="P75">Виміряти час завантаження сторінки на різних пристроях і в різних браузерах.</text:p>
        </text:list-item>
        <text:list-item>
          <text:p text:style-name="P76">Перевірити швидкість відкриття основних функціональних елементів (меню, пошукове поле, картинки тощо).</text:p>
        </text:list-item>
      </text:list>
      <text:p text:style-name="P110"><text:span text:style-name="Strong_20_Emphasis"><text:span text:style-name="T23">-Крос-браузерна та крос-платформена сумісність:</text:span></text:span></text:p>
      <text:list xml:id="list3112649920" text:style-name="L19">
        <text:list-item>
          <text:p text:style-name="P77">Перевірити роботу сторінки на різних операційних системах (Windows, macOS, Linux).</text:p>
        </text:list-item>
        <text:list-item>
          <text:p text:style-name="P82"><text:span text:style-name="T11">Перевірити відображення і функціональність на різних версіях браузерів (Chrome, Firefox, Safari, Edge, Opera).</text:span></text:p>
        </text:list-item>
      </text:list>
      <text:p text:style-name="P26">3. План роботи</text:p>
      <text:p text:style-name="P15"><text:span text:style-name="T12"/></text:p>
      <text:p text:style-name="P15"><text:span text:style-name="T12"><text:tab/></text:span><text:span text:style-name="T13">Сторони домовилися дотримуватися наступного плану роботи:</text:span></text:p>
      <text:p text:style-name="P15"><text:span text:style-name="T13"/></text:p>
      <text:p text:style-name="P16"><text:span text:style-name="T11">1. Складання плану тестування.</text:span></text:p>
      <text:p text:style-name="P16"><text:span text:style-name="T11">2. Затвердження плану тестування.</text:span></text:p>
      <text:p text:style-name="P16"><text:span text:style-name="T11">3. Функціональне тестування та повідомлення про помилки ( баг репорти).</text:span></text:p>
      <text:p text:style-name="P16"><text:span text:style-name="T11">4.Підготовка щоденних звітів.</text:span></text:p>
      <text:p text:style-name="P16"><text:span text:style-name="T11">5. </text:span><text:span text:style-name="T18">П</text:span><text:span text:style-name="T11">ідготовка підсумкового звіту.</text:span></text:p>
      <text:p text:style-name="P15"><text:span text:style-name="T12"/></text:p>
      <text:p text:style-name="P16"><text:span text:style-name="T36">4. План та стратегія тестування</text:span></text:p>
      <text:p text:style-name="P32"/>
      <text:p text:style-name="P36">4.1. Функціональне тестування</text:p>
      <text:p text:style-name="P36"/>
      <text:p text:style-name="P16"><text:span text:style-name="T11"><text:tab/>Мета функціонального тестування — переконатися, що весь програмний продукт працює відповідно до вимог, і в заявці не з’являється суттєвих помилок.<text:line-break/>Функціональне тестування є найбільш суттєвою частиною тестування програмного забезпечення. Це передбачає перевірку різн</text:span><text:span text:style-name="T14">их</text:span><text:span text:style-name="T11"> аспект</text:span><text:span text:style-name="T14">ів</text:span><text:span text:style-name="T11"> системи. Програмний продукт повинен пройти всі заплановані випробування. Тільки </text:span><text:span text:style-name="T14">в</text:span><text:span text:style-name="T11"> цьому випадку його якість може бути </text:span><text:span text:style-name="T14">гарантована</text:span><text:span text:style-name="T11">.</text:span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59">Мета тестування:</text:p>
          </table:table-cell>
          <table:table-cell table:style-name="Таблица3.A1" office:value-type="string">
            <text:p text:style-name="P53"><text:span text:style-name="T1">Забезпеч</text:span><text:span text:style-name="T2">и</text:span><text:span text:style-name="T1">т</text:span><text:span text:style-name="T2">и</text:span> належну функціональність <text:span text:style-name="T2">програмного продукту</text:span></text:p>
          </table:table-cell>
        </table:table-row>
        <table:table-row table:style-name="TableLine3108038810704">
          <table:table-cell table:style-name="Таблица3.A1" office:value-type="string">
            <text:p text:style-name="P59">Техніка:</text:p>
          </table:table-cell>
          <table:table-cell table:style-name="Таблица3.A1" office:value-type="string">
            <text:p text:style-name="P54">Виконайте кожен варіант <text:span text:style-name="T2">тестування</text:span>, використовуючи <text:span text:style-name="T2">вірні</text:span> та<text:line-break/>не<text:span text:style-name="T2">вірні</text:span> дані, щоб перевірити <text:span text:style-name="T2">наступне</text:span>:<text:line-break/>-Очікувані результати досягаються, якщо використовуються</text:p>
            <text:p text:style-name="P56">вірні дані.</text:p>
            <text:p text:style-name="P54">-Відповідні повідомлення про помилку або попередження</text:p>
            <text:p text:style-name="P56">відображаються, коли використовуються невірні дані.</text:p>
            <text:p text:style-name="P54">- Кожне правило застосовано належним чином.</text:p>
          </table:table-cell>
        </table:table-row>
        <table:table-row table:style-name="TableLine3108038810704">
          <table:table-cell table:style-name="Таблица3.A1" office:value-type="string">
            <text:p text:style-name="P58">Критерії входу:</text:p>
          </table:table-cell>
          <table:table-cell table:style-name="Таблица3.A1" office:value-type="string">
            <text:p text:style-name="P57">-Створення програмного <text:s/>продукту <text:s/>завершено.</text:p>
            <text:p text:style-name="P57">-Інженери розробники віддані своїй справі.</text:p>
            <text:p text:style-name="P57">-Придбано необхідне обладнання та інструменти.</text:p>
            <text:p text:style-name="P57">-Тестове середовище підготовлено і програма випущена для тестового середовища.</text:p>
            <text:p text:style-name="P53"/>
          </table:table-cell>
        </table:table-row>
        <table:table-row table:style-name="TableLine3108038810704">
          <table:table-cell table:style-name="Таблица3.A1" office:value-type="string">
            <text:p text:style-name="P58">Критерії завершення:</text:p>
          </table:table-cell>
          <table:table-cell table:style-name="Таблица3.A1" office:value-type="string">
            <text:p text:style-name="P57">-Всі заплановані випробовування виконано.</text:p>
            <text:p text:style-name="P57">-Серйозні помилки відсутні.</text:p>
            <text:p text:style-name="P57">-Виправлено всі помилки високого пріоритету та серйозності.</text:p>
            <text:p text:style-name="P55"><text:span text:style-name="T3">-Результати тестування оцінюються, обговорюються та затверджуються.</text:span></text:p>
          </table:table-cell>
        </table:table-row>
      </table:table>
      <text:p text:style-name="P16"><text:span text:style-name="T11"/></text:p>
      <text:p text:style-name="P16"><text:span text:style-name="T11"/></text:p>
      <text:p text:style-name="P37">4.2. <text:s/><text:span text:style-name="T37">П</text:span>роцедура <text:span text:style-name="T37">тестових випробувань</text:span></text:p>
      <text:p text:style-name="P17"><text:span text:style-name="T11"/></text:p>
      <text:p text:style-name="P20"><text:span text:style-name="T11"><text:tab/>Процедура тестування передбачає наступні моменти:</text:span></text:p>
      <text:p text:style-name="P20"><text:span text:style-name="T11"><text:line-break/>- Звітування про виявлені помилки програмного забезпечення.<text:line-break/><text:tab/>Необхідно перевірити різні аспекти тестованого програмного забезпечення. </text:span><text:span text:style-name="T15">Ц</text:span><text:span text:style-name="T11">е вимагає виконання різн</text:span><text:span text:style-name="T15">их</text:span><text:span text:style-name="T11"> вид</text:span><text:span text:style-name="T15">ів</text:span><text:span text:style-name="T11"> тестування.</text:span></text:p>
      <text:p text:style-name="P18"><text:span text:style-name="T11"><text:line-break/></text:span><text:span text:style-name="T33">Основні типи тестування, які будуть виконуватися:</text:span></text:p>
      <text:p text:style-name="P60"><text:span text:style-name="T22"/></text:p>
      <text:p text:style-name="P61"><text:span text:style-name="T5">-</text:span> <text:span text:style-name="T1">Функціональне тестування </text:span></text:p>
      <text:p text:style-name="P61"><text:span text:style-name="T1">-Тестування інтерфейсу користувача </text:span></text:p>
      <text:p text:style-name="P61"><text:span text:style-name="T1">-Тестування зручності використання </text:span></text:p>
      <text:p text:style-name="P61"><text:span text:style-name="T1">- Тестування на сумісність (сучасн</text:span><text:span text:style-name="T4">і</text:span><text:span text:style-name="T1"> веб-браузери та пристрої)</text:span></text:p>
      <text:p text:style-name="P61"><text:span text:style-name="T1">-Регресійне тестування</text:span></text:p>
      <text:p text:style-name="P61"><text:span text:style-name="T1">-Повторне тестування (під час другого раунду, якщо необхідно) </text:span></text:p>
      <text:p text:style-name="P62"><text:span text:style-name="T1"><text:tab/>Також буде перевірено, як програмний продукт працює в браузерах і пристроях, які мають підтримувати його, як він запускається та зупиняється, і скільки часу йому потрібно для запуску. Під час цього тестового раунду НЕ будуть застосовуватися такі види тестування:</text:span></text:p>
      <text:p text:style-name="P61"><text:span text:style-name="T1"><text:s/>-Тестування безпеки</text:span></text:p>
      <text:p text:style-name="P61"><text:span text:style-name="T1"/></text:p>
      <text:p text:style-name="P78"><text:span text:style-name="T1">4.3. Баг репорти</text:span></text:p>
      <text:p text:style-name="P18"><text:span text:style-name="T11"><text:tab/>Звіти про помилки створюються для того, щоб забезпечити команду розробників і </text:span><text:soft-page-break/><text:span text:style-name="T11">проект менеджерів <text:s/>вичерпною інформацією про виявлені недоліки. Вони повинні бути корисними <text:s/></text:span><text:span text:style-name="T16">при</text:span><text:span text:style-name="T11"> визначенні причин помилок та їх виправленні.</text:span></text:p>
      <text:p text:style-name="P18"><text:span text:style-name="T11"/></text:p>
      <text:p text:style-name="P19"><text:span text:style-name="T11"><text:tab/>Серйозність дефекту можна розділити на чотири категорії:</text:span></text:p>
      <text:p text:style-name="P19"><text:span text:style-name="T11"><text:line-break/>-Критичні дефекти (блокувальники) — це збій усієї програмної системи або критичног</text:span><text:span text:style-name="T17">ї</text:span><text:span text:style-name="T11"><text:line-break/>підсистеми, і жодні роботи чи тестування не можуть проводитися після виникнення<text:line-break/>дефект</text:span><text:span text:style-name="T17">у</text:span><text:span text:style-name="T11">. Це також стосується збоїв із втратою даних і неузгоджених процесів </text:span><text:span text:style-name="T17">даних, що зберігаються в базі даних.</text:span></text:p>
      <text:p text:style-name="P19"><text:span text:style-name="T11">-Серйозні дефекти (і збої) – це ті, які також призводять до відмови вс</text:span><text:span text:style-name="T17">ієї</text:span><text:span text:style-name="T11"> або частини<text:line-break/>системи, але є деякі альтернативи обробки, які дозволяють подальшу роботу<text:line-break/>системи. <text:line-break/>-Незначні дефекти, </text:span><text:span text:style-name="T17">які</text:span><text:span text:style-name="T11"> не призводять до збою, але призводять до неправильного відображення системи,</text:span><text:span text:style-name="T17">неповні або суперечливі результати.</text:span></text:p>
      <text:p text:style-name="P19"><text:span text:style-name="T11">-Дрібні недоліки – це невеликі помилки, які не впливають на функціональність: описки,</text:span></text:p>
      <text:p text:style-name="P21"><text:span text:style-name="T11">граматичні помилки, неправильна термінологія тощо.</text:span></text:p>
      <text:p text:style-name="P21"><text:span text:style-name="T11"/></text:p>
      <text:p text:style-name="P22"><text:tab/>Інформація, яка вказується в кожному звіті про помилку:</text:p>
      <text:p text:style-name="P22"><text:line-break/>-назв<text:span text:style-name="T26">а програмного продукту</text:span></text:p>
      <text:p text:style-name="P22">-<text:span text:style-name="T26">номер версії програмного продукту (якщо тестувалося на мобільному)</text:span></text:p>
      <text:p text:style-name="P23">-браузер, на якому проводилися тести</text:p>
      <text:p text:style-name="P22"/>
      <text:p text:style-name="P22"><text:span text:style-name="T26"><text:s/></text:span><text:line-break/>Кожен звіт містить наступну інформацію про дефект:</text:p>
      <text:p text:style-name="P22"><text:line-break/>-резюме, що є коротким описом проблеми;</text:p>
      <text:p text:style-name="P22"><text:line-break/>-місцезнаходження дефекту програмного продукту;</text:p>
      <text:p text:style-name="P22"/>
      <text:p text:style-name="P63"><text:span text:style-name="T1">-кроки для відтворення помилки;</text:span></text:p>
      <text:p text:style-name="P63"><text:span text:style-name="T1"/></text:p>
      <text:p text:style-name="P63"><text:span text:style-name="T1">-частота виникнення дефекту;</text:span></text:p>
      <text:p text:style-name="P63"><text:span text:style-name="T1"/></text:p>
      <text:p text:style-name="P63"><text:span text:style-name="T1">-вираженість дефекту;</text:span></text:p>
      <text:p text:style-name="P63"><text:span text:style-name="T1"/></text:p>
      <text:p text:style-name="P63"><text:span text:style-name="T1">-додаткова інформація про дефект у вигляді прикріплених скріншотів або відео записи. </text:span></text:p>
      <text:p text:style-name="P63"><text:span text:style-name="T1"><text:tab/>Програмне забезпечення сторонніх розробників використовуватиметься для звітування та підтримки виявлених помилок. Тест команда зареєструє в цьому програмному забезпеченні всі дефекти, які будуть виявлені під час процесу тестування.</text:span></text:p>
      <text:p text:style-name="P22"/>
      <text:p text:style-name="P86"><text:span text:style-name="T1"/></text:p>
      <text:p text:style-name="P79"><text:span text:style-name="T1">5. Критерії якості</text:span></text:p>
      <text:p text:style-name="P65"><text:span text:style-name="T1"/></text:p>
      <text:p text:style-name="P64"><text:span text:style-name="T1"><text:tab/></text:span><text:span text:style-name="T6">Програмний продукт</text:span><text:span text:style-name="T1"> повинен працювати відповідно до вимог і функціоналу специфікаці</text:span><text:span text:style-name="T6">ї</text:span><text:span text:style-name="T1"> (за наявності). Продукт не повинен містити критичних і блокуючих дефектів у фінальній версії проекту.</text:span></text:p>
      <text:p text:style-name="P64"><text:span text:style-name="T1"/></text:p>
      <text:p text:style-name="P80"><text:soft-page-break/><text:span text:style-name="T1">6. Ризики процесутестування</text:span></text:p>
      <text:p text:style-name="P66"/>
      <text:p text:style-name="P81"><text:tab/>На роботу тестування можуть вплинути такі проблеми:</text:p>
      <text:p text:style-name="P81">-зміни та модифікації програмного продукту, які не були заплановані та обговорені попередньо з командою <text:span text:style-name="T27">тестувальників</text:span>;</text:p>
      <text:p text:style-name="P81">-зміни вимог до програмного забезпечення, які не обговорювалися з командою <text:span text:style-name="T27">тестувальників</text:span> заздалегідь; -затримки у виправленні помилок.</text:p>
      <text:p text:style-name="P83"/>
      <text:p text:style-name="P85">7. Очікування команди тестування</text:p>
      <text:p text:style-name="P84"/>
      <text:p text:style-name="P87"><text:span text:style-name="T1"><text:tab/></text:span><text:span text:style-name="T19">Тестувальникам необхідно надавати дійсні оновлені документи протягом усього <text:s/>процес</text:span><text:span text:style-name="T20">у тестування </text:span><text:span text:style-name="T19">. Необхідно придбати все необхідне обладнання, прилади, пристрої та програмне забезпечення підготов</text:span><text:span text:style-name="T20">ити</text:span><text:span text:style-name="T19"> до початку процесу тестування. Усі помилки, що призупиняють </text:span><text:span text:style-name="T20">тестування</text:span><text:span text:style-name="T19">, мають бути виправлені якнайшвидше. Примітки до випуску слід додавати команді тестува</text:span><text:span text:style-name="T20">льників</text:span><text:span text:style-name="T19"> до кожного випуску програмного забезпечення. Примітка повинна пояснити, які елементи, функції та особливості були додані до програми та як ц</text:span><text:span text:style-name="T20">і</text:span><text:span text:style-name="T19"> <text:s/>доповнення впливають на програмне забезпечення. Розробники повинні виправити всі помилки в програмних модулях перед випуском ново</text:span><text:span text:style-name="T20">ї</text:span><text:span text:style-name="T19"> версі</text:span><text:span text:style-name="T20">ї.</text:span></text:p>
      <text:p text:style-name="P24"/>
      <text:p text:style-name="P27">8. Обов'язки членів тестової групи</text:p>
      <text:p text:style-name="P25"/>
      <text:p text:style-name="P25">Керівник проекту:</text:p>
      <text:p text:style-name="P29"><text:line-break/>- Управління всім процесом тестування.</text:p>
      <text:p text:style-name="P29"><text:line-break/>- Надання всіх необхідних ресурсів для тестування.</text:p>
      <text:p text:style-name="P29"><text:line-break/><text:span text:style-name="T29">Технічний керівник якості</text:span></text:p>
      <text:p text:style-name="P29"><text:line-break/>-Управління командою QA з технічної точки зору</text:p>
      <text:p text:style-name="P29"/>
      <text:p text:style-name="P29">-Розбір завдань і розподіл їх між членами команди.</text:p>
      <text:p text:style-name="P29"><text:line-break/>-Спілкування з командою клієнта та обговорення всіх питань, забезпечення<text:line-break/>рекомендації перед оновленням або випуском.</text:p>
      <text:p text:style-name="P29"><text:line-break/>-Досвід участі в різних моделях SDLC, таких як Agile, Scrum, Kanban,<text:line-break/><text:span text:style-name="T37">п</text:span>ослідовний, ітеративний та інкрементний.</text:p>
      <text:p text:style-name="P29"><text:line-break/>-Створення тестової документації, включаючи тестові випадки, плани тестування тощо.</text:p>
      <text:p text:style-name="P29"><text:line-break/>-Пропонувати найкращі практики та інструменти для проекту.</text:p>
      <text:p text:style-name="P29"><text:line-break/><text:span text:style-name="T29">Інженер з якості</text:span></text:p>
      <text:p text:style-name="P29"><text:line-break/>-Процес контролю якості / реєстрації знайдених помилок у затвердженій системі відстеження помилок</text:p>
      <text:p text:style-name="P25"><text:soft-page-break/></text:p>
      <text:p text:style-name="P28">9. Результати</text:p>
      <text:p text:style-name="P30"><text:line-break/>-План тестування.</text:p>
      <text:p text:style-name="P30">-Звіти про помилки та звіти про хід тестуванн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0.499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31T19:49:43.991000000</dc:date>
    <meta:editing-duration>PT1H50M25S</meta:editing-duration>
    <meta:editing-cycles>31</meta:editing-cycles>
    <meta:generator>LibreOffice/7.3.3.2$Windows_X86_64 LibreOffice_project/d1d0ea68f081ee2800a922cac8f79445e4603348</meta:generator>
    <meta:document-statistic meta:table-count="3" meta:image-count="0" meta:object-count="0" meta:page-count="8" meta:paragraph-count="147" meta:word-count="1125" meta:character-count="9052" meta:non-whitespace-character-count="8024"/>
  </office:meta>
</office:document-meta>
</file>